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cb9f" officeooo:paragraph-rsid="0005cb9f" style:font-weight-asian="bold" style:font-weight-complex="bold"/>
    </style:style>
    <style:style style:name="P2" style:family="paragraph" style:parent-style-name="Standard">
      <style:text-properties fo:font-weight="bold" officeooo:rsid="000649f6" officeooo:paragraph-rsid="000649f6" style:font-weight-asian="bold" style:font-weight-complex="bold"/>
    </style:style>
    <style:style style:name="P3" style:family="paragraph" style:parent-style-name="Standard">
      <style:text-properties fo:font-weight="normal" officeooo:rsid="0005cb9f" officeooo:paragraph-rsid="0005cb9f" style:font-weight-asian="normal" style:font-weight-complex="normal"/>
    </style:style>
    <style:style style:name="P4" style:family="paragraph" style:parent-style-name="Standard">
      <style:text-properties fo:font-weight="normal" officeooo:rsid="000649f6" officeooo:paragraph-rsid="000649f6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7e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s</text:p>
      <text:p text:style-name="P1"/>
      <text:p text:style-name="P1">Making 1L TY medium.</text:p>
      <text:p text:style-name="P3">- Weigh out 6g tryptophan, 3g yeast extract, 0.5g CaCl<text:span text:style-name="T1">2</text:span><text:span text:style-name="T2"> into a 1L beaker. Add 1L distilled water.</text:span></text:p>
      <text:p text:style-name="P3"><text:span text:style-name="T2">- Shake and mix with magnetic stirrer. </text:span></text:p>
      <text:p text:style-name="P1"/>
      <text:p text:style-name="P1">Making glass TY microcosms</text:p>
      <text:p text:style-name="P3">- First, make TY media (see “Making TY medium”).</text:p>
      <text:p text:style-name="P3">- Each microcosm needs 6ml TY medium. If you need 50 microcosms, that means ~300ml TY medium is needed. </text:p>
      <text:p text:style-name="P3">- Using the large pump syringe, dispense 6ml into each microcosm.</text:p>
      <text:p text:style-name="P3">- Loosely secure the lids (twist until tight, then untwist a small amount).</text:p>
      <text:p text:style-name="P3">- Autoclave.</text:p>
      <text:p text:style-name="P3"/>
      <text:p text:style-name="P2">Autoclaving things</text:p>
      <text:p text:style-name="P4">- Make sure that lids on beakers are secured LOOSELY. Make sure large beakers are not filled right up to the top <text:span text:style-name="T3">(should be filled roughly half-way)</text:span> so they don’t overflow when heated.</text:p>
      <text:p text:style-name="P4">- Make sure the water level is above the heating element, if not, top up using distilled water.</text:p>
      <text:p text:style-name="P4">- Add autoclave tape labelled with your name to items.</text:p>
      <text:p text:style-name="P4">- Make sure water outflow pot isn’t full.</text:p>
      <text:p text:style-name="P4">- Autoclaving takes roughly 2 hours. You need to wait for things to cool to ~50C before the door will ope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7:11:07.773449894</meta:creation-date>
    <dc:date>2021-01-31T17:22:56.625357086</dc:date>
    <meta:editing-duration>PT11M4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80" meta:character-count="995" meta:non-whitespace-character-count="828"/>
  </office:meta>
</office:document-meta>
</file>